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list-style-name="L1"/>
    <style:style style:name="P2" style:family="paragraph" style:parent-style-name="Quotations" style:list-style-name="L2"/>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自己紹介（1分ver）</text:h>
      <text:p text:style-name="Quotations">宮脇秀則と申します。ゲーム業界で20年近く、コンシューマ・スマホ・Webと多様な環境で開発を続けてまいりました。<text:line-break/>実装だけでなく、UI構造の整理や演出設計、他職種との仕様調整、若手支援といったプロジェクトの中核を担う立ち回りを多く経験しており、最近ではリーダーポジションも任されてきました。<text:line-break/>実際の制作に深く関わりつつ、チームとして良いものを出すための支援と推進にやりがいを感じています。</text:p>
      <text:p text:style-name="Horizontal_20_Line"/>
      <text:h text:style-name="Heading_20_3" text:outline-level="3">● セガを志望した理由</text:h>
      <text:p text:style-name="Quotations">幼少期からセガのゲームに魅了されており、特にアーケードからコンシューマに至る幅広いジャンルで、独自性ある作品を多数生み出されてきた点に惹かれております。<text:line-break/>中でも、IPへの愛と技術力が融合した龍が如くやソニックシリーズには特に思い入れがあり、<text:span text:style-name="Strong_20_Emphasis">「セガにしか出せない色」を持った開発に自分も貢献したい</text:span>と強く思っております。</text:p>
      <text:p text:style-name="Horizontal_20_Line"/>
      <text:h text:style-name="Heading_20_3" text:outline-level="3">● セガで実現したいこと（整理）</text:h>
      <text:list xml:id="list6099000656555801308" text:style-name="L1">
        <text:list-item>
          <text:p text:style-name="P1"><text:span text:style-name="Strong_20_Emphasis">セガならではのIPを活かしたゲーム制作</text:span><text:line-break/>　→ 例：ソニック、龍が如くなどでのUI・演出・システム構築の貢献</text:p>
        </text:list-item>
        <text:list-item>
          <text:p text:style-name="P1"><text:span text:style-name="Strong_20_Emphasis">プロジェクト初期段階からの設計支援・立て直し</text:span><text:line-break/>　→ 過去に停滞プロジェクトの再構成や、未整備な開発環境の安定化に貢献した実績多数あり</text:p>
        </text:list-item>
        <text:list-item>
          <text:p text:style-name="P1"><text:span text:style-name="Strong_20_Emphasis">新規タイトルや復刻IPの構造設計・技術支援</text:span><text:line-break/>　→ UI・演出設計、若手との協働、コード基盤構築による貢献</text:p>
        </text:list-item>
      </text:list>
      <text:p text:style-name="Horizontal_20_Line"/>
      <text:h text:style-name="Heading_20_3" text:outline-level="3">● 退職理由（最新版）</text:h>
      <text:p text:style-name="Quotations">直近では、入社前に提示された条件と実態に乖離があり、企業側と協議の末、会社都合で退職することとなりました。<text:line-break/>法的な整備や証拠保全も行い、冷静に対応を終えており、現在は次のステップに集中できる状態です。</text:p>
      <text:p text:style-name="Horizontal_20_Line"/>
      <text:h text:style-name="Heading_20_3" text:outline-level="3">● 入社後にできること</text:h>
      <text:p text:style-name="Quotations">実装担当としてだけでなく、プロジェクトの構造や進行体制を整える支援にも対応できます。<text:line-break/>特に「仕様が不確定なまま進んでいる」「コードが煩雑で運用に苦戦している」といった現場状況においては、<text:line-break/><text:soft-page-break/><text:span text:style-name="Strong_20_Emphasis">設計面の整理・運用支援・ドキュメント整備・若手指導</text:span>を通じて、安定的な開発体制づくりに貢献してきました。</text:p>
      <text:p text:style-name="Horizontal_20_Line"/>
      <text:h text:style-name="Heading_20_3" text:outline-level="3">● 入社後の目標</text:h>
      <text:p text:style-name="Quotations">まずは確実に成果を出し、開発の中核を任せてもらえる存在になること。<text:line-break/>将来的にはチームの土台を整える側、他職種と開発者の橋渡しを担える存在として信頼される立場を目指したいです。</text:p>
      <text:p text:style-name="Horizontal_20_Line"/>
      <text:h text:style-name="Heading_20_3" text:outline-level="3">● 質問の方向性（修正案）</text:h>
      <text:list xml:id="list9211695995437620667" text:style-name="L2">
        <text:list-item>
          <text:p text:style-name="P2">IP復刻やクラシックハード開発に技術者側として参加するチャンスはありますか？</text:p>
        </text:list-item>
        <text:list-item>
          <text:p text:style-name="P2">自社開発エンジンや基盤技術整備など、長期的に関われる技術基盤構築のチームなどはございますか？</text:p>
        </text:list-item>
        <text:list-item>
          <text:p text:style-name="P2">UI／演出系の制御設計・コード整備といった部分を任されるポジションはありますか？</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S</meta:editing-duration>
    <meta:editing-cycles>3</meta:editing-cycles>
    <meta:generator>OpenOffice/4.1.15$Win32 OpenOffice.org_project/4115m2$Build-9813</meta:generator>
    <dc:date>2025-07-04T17:20:06.79</dc:date>
    <meta:document-statistic meta:table-count="0" meta:image-count="0" meta:object-count="0" meta:page-count="2" meta:paragraph-count="18" meta:word-count="1032" meta:character-count="1071"/>
    <dc:creator>miyawaki hidenori</dc:creator>
    <meta:user-defined meta:name="Info 1"/>
    <meta:user-defined meta:name="Info 2"/>
    <meta:user-defined meta:name="Info 3"/>
    <meta:user-defined meta:name="Info 4"/>
  </office:meta>
</office:document-meta>
</file>